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1.25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321cm" svg:height="0.963cm" svg:x="8.664cm" svg:y="1.325cm">
          <draw:text-box>
            <text:p>1) Contrat</text:p>
          </draw:text-box>
        </draw:frame>
        <draw:frame draw:style-name="gr1" draw:layer="layout" svg:width="2.365cm" svg:height="0.963cm" svg:x="1.5cm" svg:y="4.325cm">
          <draw:text-box>
            <text:p>de bail</text:p>
          </draw:text-box>
        </draw:frame>
        <draw:frame draw:style-name="gr1" draw:text-style-name="P1" draw:layer="layout" svg:width="2.703cm" svg:height="1.675cm" svg:x="4.5cm" svg:y="4.15cm">
          <draw:text-box>
            <text:p text:style-name="P1">d'achat,</text:p>
            <text:p text:style-name="P1">de prêt</text:p>
          </draw:text-box>
        </draw:frame>
        <draw:frame draw:style-name="gr1" draw:layer="layout" svg:width="2.475cm" svg:height="0.963cm" svg:x="7.525cm" svg:y="4.325cm">
          <draw:text-box>
            <text:p>de prêt</text:p>
          </draw:text-box>
        </draw:frame>
        <draw:frame draw:style-name="gr2" draw:layer="layout" svg:width="3.912cm" svg:height="1.501cm" svg:x="10.5cm" svg:y="4.325cm">
          <draw:text-box>
            <text:p>de mandat</text:p>
          </draw:text-box>
        </draw:frame>
        <draw:frame draw:style-name="gr1" draw:text-style-name="P1" draw:layer="layout" svg:width="4.164cm" svg:height="1.675cm" svg:x="14.5cm" svg:y="4.325cm">
          <draw:text-box>
            <text:p text:style-name="P1">de prestation</text:p>
            <text:p text:style-name="P1">de services</text:p>
          </draw:text-box>
        </draw:frame>
        <draw:line draw:style-name="gr3" draw:text-style-name="P1" draw:layer="layout" svg:x1="3.164cm" svg:y1="4.325cm" svg:x2="10.164cm" svg:y2="2.325cm">
          <text:p/>
        </draw:line>
        <draw:line draw:style-name="gr3" draw:text-style-name="P1" draw:layer="layout" svg:x1="6.164cm" svg:y1="4.325cm" svg:x2="10.164cm" svg:y2="2.325cm">
          <text:p/>
        </draw:line>
        <draw:line draw:style-name="gr3" draw:text-style-name="P1" draw:layer="layout" svg:x1="9.164cm" svg:y1="4.325cm" svg:x2="10.164cm" svg:y2="2.325cm">
          <text:p/>
        </draw:line>
        <draw:line draw:style-name="gr3" draw:text-style-name="P1" draw:layer="layout" svg:x1="12.664cm" svg:y1="4.325cm" svg:x2="10.164cm" svg:y2="2.325cm">
          <text:p/>
        </draw:line>
        <draw:line draw:style-name="gr3" draw:text-style-name="P1" draw:layer="layout" svg:x1="16.664cm" svg:y1="4.325cm" svg:x2="10.164cm" svg:y2="2.325cm">
          <text:p/>
        </draw:line>
        <draw:line draw:style-name="gr3" draw:text-style-name="P1" draw:layer="layout" svg:x1="1.5cm" svg:y1="5cm" svg:x2="1.5cm" svg:y2="6cm">
          <text:p/>
        </draw:line>
        <draw:line draw:style-name="gr3" draw:text-style-name="P1" draw:layer="layout" svg:x1="1.5cm" svg:y1="6cm" svg:x2="18.5cm" svg:y2="6cm">
          <text:p/>
        </draw:line>
        <draw:line draw:style-name="gr3" draw:text-style-name="P1" draw:layer="layout" svg:x1="18.5cm" svg:y1="4.5cm" svg:x2="18.5cm" svg:y2="6cm">
          <text:p/>
        </draw:line>
        <draw:frame draw:style-name="gr1" draw:layer="layout" svg:width="1.243cm" svg:height="0.963cm" svg:x="0.557cm" svg:y="4.337cm">
          <draw:text-box>
            <text:p>2) </text:p>
          </draw:text-box>
        </draw:frame>
        <draw:frame draw:style-name="gr4" draw:layer="layout" svg:width="14.5cm" svg:height="5cm" svg:x="4.5cm" svg:y="6cm">
          <draw:text-box>
            <text:p>3) TGO : théorie générale des oblig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-Philippe Collette</meta:initial-creator>
    <meta:creation-date>2011-02-10T21:17:36.48</meta:creation-date>
    <meta:generator>OpenOffice.org/3.2$Win32 OpenOffice.org_project/320m18$Build-9502</meta:generator>
    <dc:date>2011-02-10T21:24:33.17</dc:date>
    <dc:creator>Jean-Philippe Collette</dc:creator>
    <meta:editing-duration>PT00H06M58S</meta:editing-duration>
    <meta:editing-cycles>3</meta:editing-cycles>
    <meta:document-statistic meta:object-count="16"/>
  </office:meta>
</office:document-meta>
</file>